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BlackWhite">
      <style:graphic-properties fo:min-height="0.385cm" fo:min-width="0.135cm"/>
    </style:style>
    <style:style style:name="gr2" style:family="graphic" style:parent-style-name="BlackWhite">
      <style:graphic-properties fo:min-height="0.75cm" fo:min-width="0.5cm"/>
    </style:style>
    <style:style style:name="gr3" style:family="graphic" style:parent-style-name="SolidLine">
      <style:graphic-properties draw:fill="solid" draw:fill-color="#ff6666" draw:opacity="50%" draw:shadow-opacity="50%"/>
    </style:style>
    <style:style style:name="gr4" style:family="graphic" style:parent-style-name="SolidLine">
      <style:graphic-properties draw:fill="solid" draw:fill-color="#99ff66" draw:opacity="50%" draw:shadow-opacity="50%"/>
    </style:style>
    <style:style style:name="gr5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olidLine">
      <style:graphic-properties draw:fill="solid" draw:fill-color="#3399ff" draw:opacity="50%" draw:shadow-opacity="50%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InitialNode" draw:style-name="gr1" xml:id="id3" draw:id="id3" draw:layer="layout" svg:width="1cm" svg:height="1cm" svg:x="8.442cm" svg:y="5.61cm">
          <draw:glue-point draw:id="4" svg:x="0cm" svg:y="0cm"/>
          <text:p/>
          <draw:enhanced-geometry svg:viewBox="0 0 1000 1000" draw:mirror-horizontal="false" draw:mirror-vertical="false" draw:type="NonPrimitive" draw:enhanced-path="U 500 500 350 350 0 360 Z N"/>
        </draw:custom-shape>
        <draw:g xml:id="id5" draw:id="id5">
          <draw:custom-shape draw:name="ActivityFinalOutside" draw:style-name="SolidLine" draw:layer="layout" svg:width="1cm" svg:height="1cm" svg:x="8.442cm" svg:y="15.043cm">
            <text:p/>
            <draw:enhanced-geometry svg:viewBox="0 0 1000 1000" draw:type="NonPrimitive" draw:enhanced-path="U 500 500 500 500 0 360 Z N F"/>
          </draw:custom-shape>
          <draw:custom-shape draw:name="ActivityFinalInside" draw:style-name="gr2" draw:layer="layout" svg:width="1cm" svg:height="1cm" svg:x="8.442cm" svg:y="15.043cm">
            <draw:glue-point draw:id="4" svg:x="0cm" svg:y="0cm"/>
            <text:p/>
            <draw:enhanced-geometry svg:viewBox="0 0 1000 1000" draw:type="NonPrimitive" draw:enhanced-path="U 500 500 350 350 0 360 Z N"/>
          </draw:custom-shape>
        </draw:g>
        <draw:custom-shape draw:name="Action" draw:style-name="gr3" draw:text-style-name="P2" xml:id="id1" draw:id="id1" draw:layer="layout" svg:width="5.715cm" svg:height="1.89cm" svg:x="6.08cm" svg:y="7.33cm">
          <text:p text:style-name="P1"><text:span text:style-name="T1">Neural network</text:span></text:p>
          <text:p text:style-name="P1"><text:span text:style-name="T2"/></text:p>
          <text:p text:style-name="P1"><text:span text:style-name="T2">Define function space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custom-shape draw:name="Action" draw:style-name="gr4" draw:text-style-name="P2" xml:id="id2" draw:id="id2" draw:layer="layout" svg:width="5.715cm" svg:height="1.887cm" svg:x="6.08cm" svg:y="9.908cm">
          <text:p text:style-name="P1"><text:span text:style-name="T1">Performance functional</text:span></text:p>
          <text:p text:style-name="P1"><text:span text:style-name="T2"/></text:p>
          <text:p text:style-name="P1"><text:span text:style-name="T2">Formulate variational problem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connector draw:style-name="gr5" draw:text-style-name="P3" draw:layer="layout" draw:type="line" svg:x1="8.937cm" svg:y1="9.22cm" svg:x2="8.937cm" svg:y2="9.908cm" draw:start-shape="id1" draw:start-glue-point="2" draw:end-shape="id2" draw:end-glue-point="0" svg:d="m8937 9220v688">
          <text:p/>
        </draw:connector>
        <draw:custom-shape draw:name="Action" draw:style-name="gr6" draw:text-style-name="P2" xml:id="id4" draw:id="id4" draw:layer="layout" svg:width="5.71cm" svg:height="1.905cm" svg:x="6.085cm" svg:y="12.43cm">
          <text:p text:style-name="P1"><text:span text:style-name="T1">Training strategy</text:span></text:p>
          <text:p text:style-name="P1"><text:span text:style-name="T2"/></text:p>
          <text:p text:style-name="P1"><text:span text:style-name="T2">Solve optimization problem</text:span></text:p>
          <draw:enhanced-geometry svg:viewBox="0 0 1000 631" draw:text-areas="0 0 1000 631" draw:type="NonPrimitive" draw:enhanced-path="M 0 101 Y 101 0 L 899 0 X 1000 101 L 1000 530 Y 899 631 L 101 631 X 0 530 Z"/>
        </draw:custom-shape>
        <draw:connector draw:style-name="gr5" draw:text-style-name="P3" draw:layer="layout" draw:type="line" svg:x1="8.942cm" svg:y1="6.61cm" svg:x2="8.937cm" svg:y2="7.33cm" draw:start-shape="id3" draw:start-glue-point="2" draw:end-shape="id1" draw:end-glue-point="0" svg:d="m8942 6610-5 720">
          <text:p/>
        </draw:connector>
        <draw:connector draw:style-name="gr5" draw:text-style-name="P3" draw:layer="layout" draw:type="line" svg:x1="8.937cm" svg:y1="11.795cm" svg:x2="8.94cm" svg:y2="12.43cm" draw:start-shape="id2" draw:start-glue-point="2" draw:end-shape="id4" draw:end-glue-point="0" svg:d="m8937 11795 3 635">
          <text:p/>
        </draw:connector>
        <draw:connector draw:style-name="gr5" draw:text-style-name="P3" draw:layer="layout" draw:type="line" svg:x1="8.94cm" svg:y1="14.335cm" svg:x2="8.942cm" svg:y2="15.043cm" draw:start-shape="id4" draw:start-glue-point="2" draw:end-shape="id5" draw:end-glue-point="0" svg:d="m8940 14335 2 708">
          <text:p/>
        </draw:connector>
        <draw:connector draw:style-name="gr7" draw:text-style-name="P3" draw:layer="layout" draw:type="line" svg:x1="6.08cm" svg:y1="8.275cm" svg:x2="11.795cm" svg:y2="8.275cm" draw:start-shape="id1" draw:start-glue-point="3" draw:end-shape="id1" draw:end-glue-point="1" svg:d="m6080 8275h5715">
          <text:p/>
        </draw:connector>
        <draw:connector draw:style-name="gr7" draw:text-style-name="P3" draw:layer="layout" draw:type="line" svg:x1="6.08cm" svg:y1="10.851cm" svg:x2="11.795cm" svg:y2="10.851cm" draw:start-shape="id2" draw:start-glue-point="3" draw:end-shape="id2" draw:end-glue-point="1" svg:d="m6080 10851h5715">
          <text:p/>
        </draw:connector>
        <draw:connector draw:style-name="gr7" draw:text-style-name="P3" draw:layer="layout" draw:type="line" svg:x1="6.085cm" svg:y1="13.382cm" svg:x2="11.795cm" svg:y2="13.382cm" draw:start-shape="id4" draw:start-glue-point="3" draw:end-shape="id4" draw:end-glue-point="1" svg:d="m6085 13382h5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/4.0.0$Win32 OpenOffice.org_project/400m3$Build-9702</meta:generator>
    <dc:date>2014-03-13T19:32:50.42</dc:date>
    <meta:editing-duration>PT3H36M40S</meta:editing-duration>
    <meta:editing-cycles>5</meta:editing-cycles>
    <meta:document-statistic meta:object-count="14"/>
  </office:meta>
</office:document-meta>
</file>